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fo:font-weight="bold" officeooo:rsid="00183428" officeooo:paragraph-rsid="00183428" style:font-weight-asian="bold" style:font-weight-complex="bold"/>
    </style:style>
    <style:style style:name="P2" style:family="paragraph" style:parent-style-name="Text_20_body">
      <style:text-properties fo:language="en" fo:country="GB" fo:font-weight="bold" officeooo:rsid="001a2940" officeooo:paragraph-rsid="001a2940" style:font-weight-asian="bold" style:font-weight-complex="bold"/>
    </style:style>
    <style:style style:name="P3" style:family="paragraph" style:parent-style-name="Text_20_body">
      <style:text-properties fo:language="en" fo:country="GB" fo:font-weight="normal" officeooo:rsid="001a2940" officeooo:paragraph-rsid="001a2940" style:font-weight-asian="normal" style:font-weight-complex="normal"/>
    </style:style>
    <style:style style:name="P4" style:family="paragraph" style:parent-style-name="Text_20_body">
      <style:text-properties fo:language="en" fo:country="GB" fo:font-weight="normal" officeooo:rsid="001e075c" officeooo:paragraph-rsid="001e075c" style:font-weight-asian="normal" style:font-weight-complex="normal"/>
    </style:style>
    <style:style style:name="P5" style:family="paragraph" style:parent-style-name="Text_20_body">
      <style:text-properties fo:language="en" fo:country="GB" fo:font-weight="normal" officeooo:rsid="0023b465" officeooo:paragraph-rsid="0024234a" style:font-weight-asian="normal" style:font-weight-complex="normal"/>
    </style:style>
    <style:style style:name="P6" style:family="paragraph" style:parent-style-name="Text_20_body">
      <style:text-properties fo:language="en" fo:country="GB" officeooo:rsid="001bbebe" officeooo:paragraph-rsid="001bbebe"/>
    </style:style>
    <style:style style:name="P7" style:family="paragraph" style:parent-style-name="Title">
      <style:text-properties fo:language="en" fo:country="GB" officeooo:paragraph-rsid="00183428"/>
    </style:style>
    <style:style style:name="T1" style:family="text">
      <style:text-properties officeooo:rsid="004ce218"/>
    </style:style>
    <style:style style:name="T2" style:family="text">
      <style:text-properties officeooo:rsid="00183428"/>
    </style:style>
    <style:style style:name="T3" style:family="text">
      <style:text-properties officeooo:rsid="001a39cf"/>
    </style:style>
    <style:style style:name="T4" style:family="text">
      <style:text-properties officeooo:rsid="001fee96"/>
    </style:style>
    <style:style style:name="T5" style:family="text">
      <style:text-properties officeooo:rsid="002423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Exercise</text:span> Artificial Intelligence<text:line-break/>Assignment <text:span text:style-name="T2">4</text:span></text:p>
      <text:h text:style-name="Heading_20_1" text:outline-level="1">2 Q-Learning</text:h>
      <text:p text:style-name="P1">(B) Explain why!</text:p>
      <text:p text:style-name="P6">There is only one objective in our scenario (to evaporate the cloud and stay alive), so this is the only action that gets a reward, it doesn't matter how much it is discounted.</text:p>
      <text:p text:style-name="P6"/>
      <text:p text:style-name="P2">(C) Describe the role of γ in the Q-learning algorithm. Can you give an example problem (within the rainbows and unicorns world) for which di<text:span text:style-name="T3">ff</text:span>erent values for γ would possibly lead to different solutions?</text:p>
      <text:p text:style-name="P4">The discount factor defines the importance of future rewards. <text:span text:style-name="T4">Therefore, for the agent, immediate rewards are weighted higher then rewards in the far future. This is important if more than one actions give rewards, and the rewards are not the same for each action.</text:span></text:p>
      <text:p text:style-name="P5">e.g. an action that makes your fellow unicorn go sailing gives you 100 reward, an action like visiting a fountain gives only 50 reward. The second action can be made before the first, so depending on the discount for future rewards, the agent may decide to visit the fountain, because the discount factor is so low, that the bigger reward for the later action is not worth it, or the agent goes for the “go sailing” action, because the discount factor is so high, that future actions are only slightly <text:span text:style-name="T5">penalized. This example assumes, that you have to decide between one action or the other i.e. not both are possibl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22S</meta:editing-duration>
    <meta:editing-cycles>15</meta:editing-cycles>
    <meta:generator>LibreOffice/4.4.6.3$Windows_x86 LibreOffice_project/e8938fd3328e95dcf59dd64e7facd2c7d67c704d</meta:generator>
    <dc:date>2016-01-28T22:29:33.014000000</dc:date>
    <meta:document-statistic meta:table-count="0" meta:image-count="0" meta:object-count="0" meta:page-count="1" meta:paragraph-count="7" meta:word-count="231" meta:character-count="1336" meta:non-whitespace-character-count="1112"/>
    <meta:user-defined meta:name="Info 1"/>
    <meta:user-defined meta:name="Info 2"/>
    <meta:user-defined meta:name="Info 3"/>
    <meta:user-defined meta:name="Info 4"/>
  </office:meta>
</office:document-meta>
</file>